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title">
      <style:graphic-properties fo:min-height="2.886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notes">
      <style:graphic-properties draw:fill-color="#ffffff" fo:min-height="11.957cm"/>
    </style:style>
    <style:style style:name="pr11" style:family="presentation" style:parent-style-name="Default-subtitle" style:list-style-name="L4">
      <style:graphic-properties draw:fill-color="#ffffff" fo:min-height="11.43cm"/>
    </style:style>
    <style:style style:name="pr12" style:family="presentation" style:parent-style-name="Default-subtitle" style:list-style-name="L4">
      <style:graphic-properties draw:fill-color="#ffffff" fo:min-height="11.43cm"/>
    </style:style>
    <style:style style:name="pr13" style:family="presentation" style:parent-style-name="Default-title">
      <style:graphic-properties draw:fill-color="#ffffff" draw:auto-grow-height="true" fo:min-height="2.54cm"/>
    </style:style>
    <style:style style:name="pr14" style:family="presentation" style:parent-style-name="Default-subtitle" style:list-style-name="L4">
      <style:graphic-properties draw:fill-color="#ffffff" fo:min-height="11.89cm"/>
    </style:style>
    <style:style style:name="pr15" style:family="presentation" style:parent-style-name="Default-title">
      <style:graphic-properties draw:fill-color="#ffffff" fo:min-height="3.257cm"/>
    </style:style>
    <style:style style:name="pr16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fo:margin-left="0cm" fo:margin-right="0cm" fo:line-height="200%" fo:text-align="start" fo:text-indent="0cm"/>
    </style:style>
    <style:style style:name="P11" style:family="paragraph">
      <style:paragraph-properties text:enable-numbering="false" fo:margin-left="0cm" fo:margin-right="0cm" fo:line-height="200%" fo:text-align="start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7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<text:s text:c="4"/></text:span><text:span text:style-name="T2">A visit through Rygel's universe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CP, Action &amp; State Variable</text:span></text:p>
                              </text:list-item>
                              <text:list-item>
                                <text:p text:style-name="P7"><text:span text:style-name="T5">IGD, Printer &amp; Lightening Control etc</text:span></text:p>
                              </text:list-item>
                              <text:list-item>
                                <text:p text:style-name="P7"><text:span text:style-name="T5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ominar of the Hynerian Empire (Farscape)</text:span></text:p>
                  </text:list-item>
                  <text:list-item>
                    <text:p text:style-name="P7"><text:span text:style-name="T5">Collection of UPnP/DLNA services (devices)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  <text:list-item>
                    <text:p text:style-name="P7"><text:span text:style-name="T5">Licensed under LGP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8" draw:layer="layout" svg:width="9.525cm" svg:height="2.886cm" svg:x="1.27cm" svg:y="0.289cm" presentation:class="title" presentation:user-transformed="true">
          <draw:text-box>
            <text:p>Features</text:p>
          </draw:text-box>
        </draw:frame>
        <draw:frame presentation:style-name="pr9" draw:text-style-name="P8" draw:layer="layout" svg:width="24.369cm" svg:height="11.43cm" svg:x="1.033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Easy Configuration:</text:span></text:p>
                        <text:list>
                          <text:list-item>
                            <text:list>
                              <text:list-item>
                                <text:p text:style-name="P7"><text:span text:style-name="T5">.ini (GKey) file</text:span></text:p>
                              </text:list-item>
                              <text:list-item>
                                <text:p text:style-name="P7"><text:span text:style-name="T5">Gtk-based UI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6">Transcoding</text:span></text:p>
                      </text:list-item>
                      <text:list-item>
                        <text:p text:style-name="P7"><text:span text:style-name="T5">Plugin-based architecture</text:span></text:p>
                      </text:list-item>
                      <text:list-item>
                        <text:p text:style-name="P7"><text:span text:style-name="T6">Filtered browsing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8" draw:layer="layout" svg:width="17.269cm" svg:height="2.886cm" svg:x="1.781cm" svg:y="0.289cm" presentation:class="title" presentation:user-transformed="true">
          <draw:text-box>
            <text:p>Plugin-based Architecture</text:p>
          </draw:text-box>
        </draw:frame>
        <draw:frame presentation:style-name="pr11" draw:text-style-name="P8" draw:layer="layout" svg:width="24.369cm" svg:height="12.468cm" svg:x="0.635cm" svg:y="3.81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APIs to ease plugin writing (MediaServer)</text:span></text:p>
                      </text:list-item>
                      <text:list-item>
                        <text:p text:style-name="P7"><text:span text:style-name="T5">Tracker</text:span></text:p>
                      </text:list-item>
                      <text:list-item>
                        <text:p text:style-name="P7"><text:span text:style-name="T5">MediaExport</text:span></text:p>
                      </text:list-item>
                      <text:list-item>
                        <text:p text:style-name="P7"><text:span text:style-name="T5">Mediathek</text:span></text:p>
                      </text:list-item>
                      <text:list-item>
                        <text:p text:style-name="P7"><text:span text:style-name="T5">External</text:span></text:p>
                        <text:list>
                          <text:list-item>
                            <text:p text:style-name="P7"><text:span text:style-name="T5">DVB</text:span></text:p>
                          </text:list-item>
                          <text:list-item>
                            <text:p text:style-name="P7"><text:span text:style-name="T5">PulseAudi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8" draw:layer="layout" svg:width="20.778cm" svg:height="2.886cm" svg:x="1.447cm" svg:y="0.635cm" presentation:class="title" presentation:user-transformed="true">
          <draw:text-box>
            <text:p>Transcoding</text:p>
          </draw:text-box>
        </draw:frame>
        <draw:frame presentation:style-name="pr12" draw:text-style-name="P8" draw:layer="layout" svg:width="24.369cm" svg:height="11.43cm" svg:x="1.032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GStreamer</text:span></text:p>
                        <text:list>
                          <text:list-item>
                            <text:p text:style-name="P7"><text:span text:style-name="T5">decodebin2</text:span></text:p>
                          </text:list-item>
                        </text:list>
                      </text:list-item>
                      <text:list-item>
                        <text:p text:style-name="P7"><text:span text:style-name="T5">Target Profiles</text:span></text:p>
                        <text:list>
                          <text:list-item>
                            <text:p text:style-name="P7"><text:span text:style-name="T5">MPEG TS (mpeg2 video + audio)</text:span></text:p>
                          </text:list-item>
                          <text:list-item>
                            <text:p text:style-name="P7"><text:span text:style-name="T5">MP3</text:span></text:p>
                          </text:list-item>
                          <text:list-item>
                            <text:p text:style-name="P7"><text:span text:style-name="T5">LPCM/L1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draw:id="id7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Demo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3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4" draw:text-style-name="P8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ynamic network support</text:span></text:p>
                  </text:list-item>
                  <text:list-item>
                    <text:p text:style-name="P7"><text:span text:style-name="T5">Better DVB integration</text:span></text:p>
                  </text:list-item>
                  <text:list-item>
                    <text:p text:style-name="P7"><text:span text:style-name="T5">~100% DLNA compliance</text:span></text:p>
                  </text:list-item>
                  <text:list-item>
                    <text:p text:style-name="P7"><text:span text:style-name="T5">More plugins</text:span></text:p>
                  </text:list-item>
                  <text:list-item>
                    <text:p text:style-name="P7"><text:span text:style-name="T5">Searching, filtering,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5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6" draw:text-style-name="P11" draw:layer="layout" svg:width="19.924cm" svg:height="11.43cm" svg:x="2.301cm" svg:y="3.81cm">
          <draw:text-box>
            <text:p text:style-name="P10"><text:span text:style-name="T5">Homepage: </text:span><text:span text:style-name="T5"><text:a xlink:href="http://live.gnome.org/Rygel">http://live.gnome.org/Rygel</text:a></text:span></text:p>
            <text:p text:style-name="P10"><text:span text:style-name="T5">IRC: #gupnp@irc.gimp.org</text:span></text:p>
            <text:p text:style-name="P10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9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7-03T13:54:28</dc:date>
    <meta:print-date>1998-09-04T10:04:32</meta:print-date>
    <meta:editing-cycles>188</meta:editing-cycles>
    <meta:editing-duration>PT11H34M41S</meta:editing-duration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